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0679c2" officeooo:paragraph-rsid="000679c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99347" officeooo:paragraph-rsid="0009934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679c2" officeooo:paragraph-rsid="000679c2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italic" fo:font-weight="bold" officeooo:rsid="000c9b96" officeooo:paragraph-rsid="000c9b96" style:font-style-asian="italic" style:font-weight-asian="bold" style:font-style-complex="italic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db2f8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ACT DEV TOOLS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Hay extensiones para el core de react, como las que tiene Chrome:</text:span></text:p>
      <text:p text:style-name="P4"><text:span text:style-name="T1"><text:tab/>react developer tools</text:span><text:span text:style-name="T2"> (creada por </text:span><text:span text:style-name="T3">facebook</text:span>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6:53:42.864000000</meta:creation-date>
    <dc:date>2020-02-15T16:59:16.487000000</dc:date>
    <meta:editing-duration>PT5M31S</meta:editing-duration>
    <meta:editing-cycles>6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3" meta:word-count="21" meta:character-count="124" meta:non-whitespace-character-count="105"/>
  </office:meta>
</office:document-meta>
</file>